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85cm" fo:min-width="5.1cm"/>
    </style:style>
    <style:style style:name="gr2" style:family="graphic" style:parent-style-name="standard">
      <style:graphic-properties draw:textarea-horizontal-align="justify" draw:textarea-vertical-align="middle" draw:auto-grow-height="false" fo:min-height="9.65cm" fo:min-width="5cm"/>
    </style:style>
    <style:style style:name="gr3" style:family="graphic" style:parent-style-name="standard">
      <style:graphic-properties draw:textarea-horizontal-align="justify" draw:textarea-vertical-align="middle" draw:auto-grow-height="false" fo:min-height="9.75cm" fo:min-width="4.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6cm" svg:height="10.1cm" svg:x="2.2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cm" svg:height="9.9cm" svg:x="8.7cm" svg:y="4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6cm" svg:height="10cm" svg:x="15.1cm" svg:y="4.8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4.734cm" svg:height="9.494cm" svg:x="5.4cm" svg:y="18.5cm">
          <draw:text-box>
            <text:p>Each of the lists goes here<text:line-break/>they can be scrolled<text:line-break/><text:line-break/>And a button should be appended to upper corner <text:line-break/>which when hovered says “open separately”, then <text:line-break/>the app transitions to this new page(if clicked)<text:line-break/>and we see all the details/listings<text:line-break/><text:line-break/>Filtering can be applied on each of the “separate” <text:line-break/>pages<text:line-break/><text:line-break/>The bottom area under the three columns could be<text:line-break/>a d3 representation of the dat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7T19:57:32.485996565</meta:creation-date>
    <dc:date>2018-02-17T20:02:15.192026970</dc:date>
    <meta:editing-duration>PT4M43S</meta:editing-duration>
    <meta:editing-cycles>1</meta:editing-cycles>
    <meta:document-statistic meta:object-count="4"/>
    <meta:generator>LibreOffice/5.1.6.2$Linux_X86_64 LibreOffice_project/10m0$Build-2</meta:generator>
  </office:meta>
</office:document-meta>
</file>